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dlomakpopisa" style:master-page-name="MP0" style:list-style-name="LFO1" style:family="paragraph">
      <style:paragraph-properties fo:break-before="page"/>
      <style:text-properties fo:color="#FF0000"/>
    </style:style>
    <style:style style:name="P2" style:parent-style-name="Normal" style:family="paragraph">
      <style:paragraph-properties fo:margin-bottom="0in" style:line-height-at-least="0.1979in" fo:background-color="#1F1F1F"/>
    </style:style>
    <style:style style:name="T3" style:parent-style-name="Zadanifontodlomka" style:family="text">
      <style:text-properties style:font-name="Consolas" style:font-name-asian="Times New Roman" style:font-name-complex="Times New Roman" fo:color="#569CD6" style:letter-kerning="false" fo:font-size="10.5pt" style:font-size-asian="10.5pt" style:font-size-complex="10.5pt" style:language-asian="hr" style:country-asian="HR"/>
    </style:style>
    <style:style style:name="T4"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5" style:parent-style-name="Zadanifontodlomka" style:family="text">
      <style:text-properties style:font-name="Consolas" style:font-name-asian="Times New Roman" style:font-name-complex="Times New Roman" fo:color="#4FC1FF" style:letter-kerning="false" fo:font-size="10.5pt" style:font-size-asian="10.5pt" style:font-size-complex="10.5pt" style:language-asian="hr" style:country-asian="HR"/>
    </style:style>
    <style:style style:name="T6"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7" style:parent-style-name="Zadanifontodlomka" style:family="text">
      <style:text-properties style:font-name="Consolas" style:font-name-asian="Times New Roman" style:font-name-complex="Times New Roman" fo:color="#D4D4D4" style:letter-kerning="false" fo:font-size="10.5pt" style:font-size-asian="10.5pt" style:font-size-complex="10.5pt" style:language-asian="hr" style:country-asian="HR"/>
    </style:style>
    <style:style style:name="T8"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9" style:parent-style-name="Zadanifontodlomka" style:family="text">
      <style:text-properties style:font-name="Consolas" style:font-name-asian="Times New Roman" style:font-name-complex="Times New Roman" fo:color="#CE9178" style:letter-kerning="false" fo:font-size="10.5pt" style:font-size-asian="10.5pt" style:font-size-complex="10.5pt" style:language-asian="hr" style:country-asian="HR"/>
    </style:style>
    <style:style style:name="T10"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P11" style:parent-style-name="Normal" style:family="paragraph">
      <style:paragraph-properties fo:margin-bottom="0in" style:line-height-at-least="0.1979in" fo:background-color="#1F1F1F"/>
    </style:style>
    <style:style style:name="T12" style:parent-style-name="Zadanifontodlomka" style:family="text">
      <style:text-properties style:font-name="Consolas" style:font-name-asian="Times New Roman" style:font-name-complex="Times New Roman" fo:color="#569CD6" style:letter-kerning="false" fo:font-size="10.5pt" style:font-size-asian="10.5pt" style:font-size-complex="10.5pt" style:language-asian="hr" style:country-asian="HR"/>
    </style:style>
    <style:style style:name="T13"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14" style:parent-style-name="Zadanifontodlomka" style:family="text">
      <style:text-properties style:font-name="Consolas" style:font-name-asian="Times New Roman" style:font-name-complex="Times New Roman" fo:color="#4FC1FF" style:letter-kerning="false" fo:font-size="10.5pt" style:font-size-asian="10.5pt" style:font-size-complex="10.5pt" style:language-asian="hr" style:country-asian="HR"/>
    </style:style>
    <style:style style:name="T15"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16" style:parent-style-name="Zadanifontodlomka" style:family="text">
      <style:text-properties style:font-name="Consolas" style:font-name-asian="Times New Roman" style:font-name-complex="Times New Roman" fo:color="#D4D4D4" style:letter-kerning="false" fo:font-size="10.5pt" style:font-size-asian="10.5pt" style:font-size-complex="10.5pt" style:language-asian="hr" style:country-asian="HR"/>
    </style:style>
    <style:style style:name="T17"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18" style:parent-style-name="Zadanifontodlomka" style:family="text">
      <style:text-properties style:font-name="Consolas" style:font-name-asian="Times New Roman" style:font-name-complex="Times New Roman" fo:color="#CE9178" style:letter-kerning="false" fo:font-size="10.5pt" style:font-size-asian="10.5pt" style:font-size-complex="10.5pt" style:language-asian="hr" style:country-asian="HR"/>
    </style:style>
    <style:style style:name="T19"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P20" style:parent-style-name="Normal" style:family="paragraph">
      <style:paragraph-properties fo:margin-bottom="0in" style:line-height-at-least="0.1979in" fo:background-color="#1F1F1F"/>
    </style:style>
    <style:style style:name="T21" style:parent-style-name="Zadanifontodlomka" style:family="text">
      <style:text-properties style:font-name="Consolas" style:font-name-asian="Times New Roman" style:font-name-complex="Times New Roman" fo:color="#569CD6" style:letter-kerning="false" fo:font-size="10.5pt" style:font-size-asian="10.5pt" style:font-size-complex="10.5pt" style:language-asian="hr" style:country-asian="HR"/>
    </style:style>
    <style:style style:name="T22"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23" style:parent-style-name="Zadanifontodlomka" style:family="text">
      <style:text-properties style:font-name="Consolas" style:font-name-asian="Times New Roman" style:font-name-complex="Times New Roman" fo:color="#4FC1FF" style:letter-kerning="false" fo:font-size="10.5pt" style:font-size-asian="10.5pt" style:font-size-complex="10.5pt" style:language-asian="hr" style:country-asian="HR"/>
    </style:style>
    <style:style style:name="T24"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25" style:parent-style-name="Zadanifontodlomka" style:family="text">
      <style:text-properties style:font-name="Consolas" style:font-name-asian="Times New Roman" style:font-name-complex="Times New Roman" fo:color="#D4D4D4" style:letter-kerning="false" fo:font-size="10.5pt" style:font-size-asian="10.5pt" style:font-size-complex="10.5pt" style:language-asian="hr" style:country-asian="HR"/>
    </style:style>
    <style:style style:name="T26"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T27" style:parent-style-name="Zadanifontodlomka" style:family="text">
      <style:text-properties style:font-name="Consolas" style:font-name-asian="Times New Roman" style:font-name-complex="Times New Roman" fo:color="#B5CEA8" style:letter-kerning="false" fo:font-size="10.5pt" style:font-size-asian="10.5pt" style:font-size-complex="10.5pt" style:language-asian="hr" style:country-asian="HR"/>
    </style:style>
    <style:style style:name="T28" style:parent-style-name="Zadanifontodlomka" style:family="text">
      <style:text-properties style:font-name="Consolas" style:font-name-asian="Times New Roman" style:font-name-complex="Times New Roman" fo:color="#CCCCCC" style:letter-kerning="false" fo:font-size="10.5pt" style:font-size-asian="10.5pt" style:font-size-complex="10.5pt" style:language-asian="hr" style:country-asian="HR"/>
    </style:style>
    <style:style style:name="P29" style:parent-style-name="Odlomakpopisa" style:list-style-name="LFO1" style:family="paragraph">
      <style:text-properties fo:color="#FF0000"/>
    </style:style>
    <style:style style:name="P30" style:parent-style-name="Normal" style:family="paragraph">
      <style:paragraph-properties fo:margin-bottom="0in" style:line-height-at-least="0.1979in" fo:background-color="#1F1F1F"/>
    </style:style>
    <style:style style:name="T31" style:parent-style-name="Zadanifontodlomka" style:family="text">
      <style:text-properties style:font-name="Consolas" style:font-name-asian="Times New Roman" style:font-name-complex="Times New Roman" fo:color="#6A9955" style:letter-kerning="false" fo:font-size="10.5pt" style:font-size-asian="10.5pt" style:font-size-complex="10.5pt" style:language-asian="hr" style:country-asian="HR"/>
    </style:style>
    <style:style style:name="P32" style:parent-style-name="Normal" style:family="paragraph">
      <style:paragraph-properties fo:margin-bottom="0in" style:line-height-at-least="0.1979in" fo:background-color="#1F1F1F"/>
    </style:style>
    <style:style style:name="T33" style:parent-style-name="Zadanifontodlomka" style:family="text">
      <style:text-properties style:font-name="Consolas" style:font-name-asian="Times New Roman" style:font-name-complex="Times New Roman" fo:color="#6A9955" style:letter-kerning="false" fo:font-size="10.5pt" style:font-size-asian="10.5pt" style:font-size-complex="10.5pt" style:language-asian="hr" style:country-asian="HR"/>
    </style:style>
  </office:automatic-styles>
  <office:body>
    <office:text text:use-soft-page-breaks="true">
      <text:list text:style-name="LFO1" text:continue-numbering="true">
        <text:list-item>
          <text:p text:style-name="P1">Zadatak</text:p>
        </text:list-item>
      </text:list>
      <text:p text:style-name="Normal">Imamo definirane 3 varijable i njihove vrijednosti:</text:p>
      <text:p text:style-name="P2"><text:span text:style-name="T3">const</text:span><text:span text:style-name="T4"><text:s/></text:span><text:span text:style-name="T5">zemlja</text:span><text:span text:style-name="T6"><text:s/></text:span><text:span text:style-name="T7">=</text:span><text:span text:style-name="T8"><text:s/></text:span><text:span text:style-name="T9">"Hrvatska"</text:span><text:span text:style-name="T10">;</text:span></text:p>
      <text:p text:style-name="P11"><text:span text:style-name="T12">const</text:span><text:span text:style-name="T13"><text:s/></text:span><text:span text:style-name="T14">kontinent</text:span><text:span text:style-name="T15"><text:s/></text:span><text:span text:style-name="T16">=</text:span><text:span text:style-name="T17"><text:s/></text:span><text:span text:style-name="T18">"Europa"</text:span><text:span text:style-name="T19">;</text:span></text:p>
      <text:p text:style-name="P20"><text:span text:style-name="T21">const</text:span><text:span text:style-name="T22"><text:s/></text:span><text:span text:style-name="T23">populacija</text:span><text:span text:style-name="T24"><text:s/></text:span><text:span text:style-name="T25">=</text:span><text:span text:style-name="T26"><text:s/></text:span><text:span text:style-name="T27">3.8e6</text:span><text:span text:style-name="T28">;</text:span></text:p>
      <text:p text:style-name="Normal"/>
      <text:p text:style-name="Normal">Zadatak je prepoloviti populaciju na pola, nakon toga uvećati za 1. Nakon toga definirajte novu varijablu koja će predstavljati populaciju neke druge zemlje (po vašem odabiru), nakon toga usporedite da li je populacija Hrvatske veća od te zemlje koju ste definirali.</text:p>
      <text:p text:style-name="Normal">Za kraj, koristeći string i template literal način i varijable, spremite u varijable rečenicu : „Hrvatska ima 3800000 stanovnika i nalazi se u Europi“.<text:s/></text:p>
      <text:list text:style-name="LFO1" text:continue-numbering="true">
        <text:list-item>
          <text:p text:style-name="P29">Zadatak</text:p>
        </text:list-item>
      </text:list>
      <text:p text:style-name="Normal">Izračunaj ITM (Indeks tjelesne mase) Marka i Josipa, ispiši ih i provjeri boolean vrijednost true/false da li je Markov ITM veći od Josipovog ITM-a.</text:p>
      <text:p text:style-name="Normal"/>
      <text:p text:style-name="Normal"><text:s text:c="2"/>računa se tako da se masa dijeli sa visinom na kvadrat (formula je itm = masa/visina ** 2)</text:p>
      <text:p text:style-name="P30"><text:span text:style-name="T31">  test podaci 1 Marko je težak 78 kg i visok 1.69, Josip 92 kg i 1.95</text:span></text:p>
      <text:p text:style-name="P32"><text:span text:style-name="T33">  test podaci 2 Marko je težak 95 kg i visok 1.88,  Josip 85 kg i 1.76</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Zadanifontodlomka" style:display-name="Zadani font odlomka" style:family="text"/>
    <style:style style:name="Odlomakpopisa" style:display-name="Odlomak popis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gor Jevremović</meta:initial-creator>
    <dc:creator>Igor Jevremović</dc:creator>
    <meta:creation-date>2024-03-13T07:30:00Z</meta:creation-date>
    <dc:date>2024-03-13T07:37:00Z</dc:date>
    <meta:template xlink:href="Normal" xlink:type="simple"/>
    <meta:editing-cycles>1</meta:editing-cycles>
    <meta:editing-duration>PT420S</meta:editing-duration>
    <meta:document-statistic meta:page-count="1" meta:paragraph-count="1" meta:word-count="142" meta:character-count="954" meta:row-count="6" meta:non-whitespace-character-count="813"/>
  </office:meta>
</office:document-meta>
</file>